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Text_20_body" style:list-style-name="L8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h text:style-name="Heading_20_3" text:outline-level="3"><text:span text:style-name="Strong_20_Emphasis">Plan de Entrenamiento Cruzado (Nivel Intermedio)</text:span></text:h>
      <text:h text:style-name="Heading_20_4" text:outline-level="4"><text:span text:style-name="Strong_20_Emphasis">Día 1: Running - Ritmo Moderado</text:span></text:h>
      <text:list xml:id="list4085077774713694525" text:style-name="L1">
        <text:list-item>
          <text:p text:style-name="P9"><text:span text:style-name="Strong_20_Emphasis">Duración:</text:span> 8 km.</text:p>
        </text:list-item>
        <text:list-item>
          <text:p text:style-name="P9"><text:span text:style-name="Strong_20_Emphasis">Objetivo:</text:span> Mantén un ritmo moderado (65-75% de tu capacidad máxima).</text:p>
        </text:list-item>
        <text:list-item>
          <text:p text:style-name="P1"><text:span text:style-name="Strong_20_Emphasis">Consejo:</text:span> Enfócate en una buena técnica de carrera para evitar lesiones.</text:p>
        </text:list-item>
      </text:list>
      <text:p text:style-name="Horizontal_20_Line"/>
      <text:h text:style-name="Heading_20_4" text:outline-level="4"><text:span text:style-name="Strong_20_Emphasis">Día 2: Ciclismo - Entrenamiento en Terreno Variado</text:span></text:h>
      <text:list xml:id="list8442263925025752576" text:style-name="L2">
        <text:list-item>
          <text:p text:style-name="P10"><text:span text:style-name="Strong_20_Emphasis">Duración:</text:span> 25 km.</text:p>
        </text:list-item>
        <text:list-item>
          <text:p text:style-name="P10"><text:span text:style-name="Strong_20_Emphasis">Terreno:</text:span> Subidas y bajadas.</text:p>
        </text:list-item>
        <text:list-item>
          <text:p text:style-name="P10"><text:span text:style-name="Strong_20_Emphasis">Objetivo:</text:span> Fortalecer piernas (cuádriceps y glúteos) y mejorar la resistencia.</text:p>
        </text:list-item>
        <text:list-item>
          <text:p text:style-name="P2"><text:span text:style-name="Strong_20_Emphasis">Consejo:</text:span> Mantén un ritmo constante en las subidas, pero no te excedas.</text:p>
        </text:list-item>
      </text:list>
      <text:p text:style-name="Horizontal_20_Line"/>
      <text:h text:style-name="Heading_20_4" text:outline-level="4"><text:span text:style-name="Strong_20_Emphasis">Día 3: Running - Interválicos</text:span></text:h>
      <text:list xml:id="list3049923152372760839" text:style-name="L3">
        <text:list-item>
          <text:p text:style-name="P11"><text:span text:style-name="Strong_20_Emphasis">Calentamiento:</text:span> 10 minutos de carrera suave.</text:p>
        </text:list-item>
        <text:list-item>
          <text:p text:style-name="P11"><text:span text:style-name="Strong_20_Emphasis">Sesión Principal:</text:span> 5x800 m a ritmo rápido, con 2 minutos de trote de recuperación entre cada intervalo.</text:p>
        </text:list-item>
        <text:list-item>
          <text:p text:style-name="P11"><text:span text:style-name="Strong_20_Emphasis">Enfriamiento:</text:span> 10 minutos de trote suave y estiramientos.</text:p>
        </text:list-item>
        <text:list-item>
          <text:p text:style-name="P3"><text:span text:style-name="Strong_20_Emphasis">Objetivo:</text:span> Mejorar la velocidad y capacidad aeróbica.</text:p>
        </text:list-item>
      </text:list>
      <text:p text:style-name="Horizontal_20_Line"/>
      <text:h text:style-name="Heading_20_4" text:outline-level="4"><text:span text:style-name="Strong_20_Emphasis">Día 4: Descanso Activo - Ciclismo Suave</text:span></text:h>
      <text:list xml:id="list4004822373141080761" text:style-name="L4">
        <text:list-item>
          <text:p text:style-name="P12"><text:span text:style-name="Strong_20_Emphasis">Duración:</text:span> 15-20 km.</text:p>
        </text:list-item>
        <text:list-item>
          <text:p text:style-name="P12"><text:span text:style-name="Strong_20_Emphasis">Objetivo:</text:span> Recuperación activa, centrada en mejorar la circulación y relajar los músculos.</text:p>
        </text:list-item>
        <text:list-item>
          <text:p text:style-name="P4"><text:span text:style-name="Strong_20_Emphasis">Consejo:</text:span> Mantén una cadencia alta (90-100 rpm) para no cargar las piernas.</text:p>
        </text:list-item>
      </text:list>
      <text:p text:style-name="Horizontal_20_Line"/>
      <text:h text:style-name="Heading_20_4" text:outline-level="4"><text:span text:style-name="Strong_20_Emphasis">Día 5: Running - Carrera Larga</text:span></text:h>
      <text:list xml:id="list8408123583953249982" text:style-name="L5">
        <text:list-item>
          <text:p text:style-name="P13"><text:span text:style-name="Strong_20_Emphasis">Duración:</text:span> 12 km.</text:p>
        </text:list-item>
        <text:list-item>
          <text:p text:style-name="P13"><text:span text:style-name="Strong_20_Emphasis">Ritmo:</text:span> Moderado-lento (conversacional).</text:p>
        </text:list-item>
        <text:list-item>
          <text:p text:style-name="P13"><text:span text:style-name="Strong_20_Emphasis">Objetivo:</text:span> Desarrollar resistencia y mejorar la eficiencia del movimiento.</text:p>
        </text:list-item>
        <text:list-item>
          <text:p text:style-name="P5"><text:span text:style-name="Strong_20_Emphasis">Consejo:</text:span> Lleva hidratación y controla tu ritmo para evitar fatiga.</text:p>
        </text:list-item>
      </text:list>
      <text:p text:style-name="Horizontal_20_Line"/>
      <text:h text:style-name="Heading_20_4" text:outline-level="4"><text:span text:style-name="Strong_20_Emphasis">Día 6: Ciclismo - Fondo</text:span></text:h>
      <text:list xml:id="list5437943979432683084" text:style-name="L6">
        <text:list-item>
          <text:p text:style-name="P14"><text:span text:style-name="Strong_20_Emphasis">Duración:</text:span> 40 km.</text:p>
        </text:list-item>
        <text:list-item>
          <text:p text:style-name="P14"><text:span text:style-name="Strong_20_Emphasis">Ritmo:</text:span> Constante pero desafiante.</text:p>
        </text:list-item>
        <text:list-item>
          <text:p text:style-name="P14"><text:span text:style-name="Strong_20_Emphasis">Objetivo:</text:span> Construir resistencia muscular y capacidad cardiovascular.</text:p>
        </text:list-item>
        <text:list-item>
          <text:p text:style-name="P6"><text:span text:style-name="Strong_20_Emphasis">Consejo:</text:span> Planifica paradas si es necesario y consume snacks energéticos.</text:p>
        </text:list-item>
      </text:list>
      <text:p text:style-name="Horizontal_20_Line"><text:soft-page-break/></text:p>
      <text:h text:style-name="Heading_20_4" text:outline-level="4"><text:span text:style-name="Strong_20_Emphasis">Día 7: Descanso Total o Yoga/Estiramientos</text:span></text:h>
      <text:list xml:id="list6285690756213925050" text:style-name="L7">
        <text:list-item>
          <text:p text:style-name="P15"><text:span text:style-name="Strong_20_Emphasis">Duración:</text:span> 30 minutos de yoga o estiramientos.</text:p>
        </text:list-item>
        <text:list-item>
          <text:p text:style-name="P15"><text:span text:style-name="Strong_20_Emphasis">Objetivo:</text:span> Recuperar completamente, mejorar la flexibilidad y prevenir lesiones.</text:p>
        </text:list-item>
        <text:list-item>
          <text:p text:style-name="P7"><text:span text:style-name="Strong_20_Emphasis">Consejo:</text:span> Enfócate en los músculos trabajados durante la semana (cuádriceps, isquiotibiales, pantorrillas).</text:p>
        </text:list-item>
      </text:list>
      <text:p text:style-name="Horizontal_20_Line"/>
      <text:h text:style-name="Heading_20_3" text:outline-level="3"><text:span text:style-name="Strong_20_Emphasis">Detalles adicionales</text:span></text:h>
      <text:list xml:id="list1858522152132225363" text:style-name="L8">
        <text:list-item>
          <text:p text:style-name="P8"><text:span text:style-name="Strong_20_Emphasis">Hidratación y Nutrición:</text:span></text:p>
          <text:list>
            <text:list-item>
              <text:p text:style-name="P16">Hidrátate adecuadamente durante y después de cada sesión.</text:p>
            </text:list-item>
            <text:list-item>
              <text:p text:style-name="P16">Consume carbohidratos y proteínas tras los entrenamientos intensos para favorecer la recuperación.</text:p>
            </text:list-item>
          </text:list>
        </text:list-item>
        <text:list-item>
          <text:p text:style-name="P8"><text:span text:style-name="Strong_20_Emphasis">Opciones de Intensidad:</text:span></text:p>
          <text:list>
            <text:list-item>
              <text:p text:style-name="P16">Si un día te sientes fatigado, reduce el volumen o la intensidad.</text:p>
            </text:list-item>
            <text:list-item>
              <text:p text:style-name="P8">Puedes alternar los días de running y ciclismo si prefieres vari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lo Rodriguez</meta:initial-creator>
    <meta:creation-date>2024-11-17T19:37:49.83</meta:creation-date>
    <meta:printed-by>Camilo Rodriguez</meta:printed-by>
    <meta:print-date>2024-11-17T19:38:34.42</meta:print-date>
    <meta:document-statistic meta:table-count="0" meta:image-count="0" meta:object-count="0" meta:page-count="2" meta:paragraph-count="41" meta:word-count="326" meta:character-count="2071"/>
    <dc:date>2024-11-17T19:40:19.92</dc:date>
    <dc:creator>Camilo Rodriguez</dc:creator>
    <meta:editing-duration>PT2M32S</meta:editing-duration>
    <meta:editing-cycles>1</meta:editing-cycles>
    <meta:generator>OpenOffice/4.1.15$Win32 OpenOffice.org_project/4115m2$Build-9813</meta:generator>
  </office:meta>
</office:document-meta>
</file>